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.525cm" svg:height="1.651cm" svg:x="2.905cm" svg:y="6.842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9.398cm" svg:height="1.905cm" svg:x="9.412cm" svg:y="10.623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525cm" svg:height="1.524cm" svg:x="3.032cm" svg:y="13.446cm">
          <text:p text:style-name="P1">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1.397cm" svg:x="6.715cm" svg:y="17.891cm">
          <text:p text:style-name="P1">zuluCrypt-cl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35cm" svg:y1="17.891cm" svg:x2="7.794cm" svg:y2="14.97cm" draw:start-shape="id1" draw:start-glue-point="0" draw:end-shape="id2" draw:end-glue-point="2" svg:d="m11350 17891v-1461h-3556v-1460" svg:viewBox="0 0 3557 2922">
          <text:p/>
        </draw:connector>
        <draw:connector draw:style-name="gr2" draw:text-style-name="P1" draw:layer="layout" svg:x1="7.794cm" svg:y1="13.446cm" svg:x2="7.667cm" svg:y2="8.493cm" draw:start-shape="id2" draw:start-glue-point="0" draw:end-shape="id3" draw:end-glue-point="2" svg:d="m7794 13446v-2477h-127v-2476" svg:viewBox="0 0 128 4954">
          <text:p/>
        </draw:connector>
        <draw:connector draw:style-name="gr2" draw:text-style-name="P1" draw:layer="layout" svg:x1="6.715cm" svg:y1="18.589cm" svg:x2="2.905cm" svg:y2="7.667cm" draw:start-shape="id1" draw:start-glue-point="3" draw:end-shape="id3" draw:end-glue-point="3" svg:d="m6715 18589h-4312v-10922h502" svg:viewBox="0 0 4313 10923">
          <text:p/>
        </draw:connector>
        <draw:custom-shape draw:style-name="gr1" draw:text-style-name="P1" xml:id="id4" draw:id="id4" draw:layer="layout" svg:width="3.937cm" svg:height="1.778cm" svg:x="2.27cm" svg:y="3.413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67cm" svg:y1="6.842cm" svg:x2="4.238cm" svg:y2="5.191cm" draw:start-shape="id3" draw:start-glue-point="0" draw:end-shape="id4" svg:d="m7667 6842v-826h-3429v-825" svg:viewBox="0 0 3430 1652">
          <text:p/>
        </draw:connector>
        <draw:custom-shape draw:style-name="gr1" draw:text-style-name="P1" xml:id="id6" draw:id="id6" draw:layer="layout" svg:width="5.461cm" svg:height="1.778cm" svg:x="14.081cm" svg:y="8.366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81cm" svg:y1="11.575cm" svg:x2="19.542cm" svg:y2="9.255cm" draw:start-shape="id5" draw:start-glue-point="1" draw:end-shape="id6" draw:end-glue-point="1" svg:d="m18810 11575h1232v-2320h-500" svg:viewBox="0 0 1233 2321">
          <text:p/>
        </draw:connector>
        <draw:connector draw:style-name="gr2" draw:text-style-name="P1" draw:layer="layout" svg:x1="12.43cm" svg:y1="7.667cm" svg:x2="14.081cm" svg:y2="9.255cm" draw:start-shape="id3" draw:start-glue-point="1" draw:end-shape="id6" svg:d="m12430 7667h825v1588h826" svg:viewBox="0 0 1652 1589">
          <text:p/>
        </draw:connector>
        <draw:custom-shape draw:style-name="gr1" draw:text-style-name="P1" xml:id="id7" draw:id="id7" draw:layer="layout" svg:width="4.191cm" svg:height="1.778cm" svg:x="8.747cm" svg:y="3.413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67cm" svg:y1="6.842cm" svg:x2="10.842cm" svg:y2="5.191cm" draw:start-shape="id3" draw:start-glue-point="0" draw:end-shape="id7" draw:end-glue-point="2" svg:d="m7667 6842v-826h3175v-825" svg:viewBox="0 0 3176 1652">
          <text:p/>
        </draw:connector>
        <draw:connector draw:style-name="gr2" draw:text-style-name="P1" draw:layer="layout" svg:x1="3.032cm" svg:y1="14.208cm" svg:x2="9.412cm" svg:y2="11.575cm" draw:start-shape="id2" draw:start-glue-point="3" draw:end-shape="id5" draw:end-glue-point="3" svg:d="m3032 14208h-502v-2633h6882" svg:viewBox="0 0 6883 2634">
          <text:p/>
        </draw:connector>
        <draw:connector draw:style-name="gr2" draw:text-style-name="P1" draw:layer="layout" draw:line-skew="6.986cm" svg:x1="12.557cm" svg:y1="14.208cm" svg:x2="16.811cm" svg:y2="8.366cm" draw:start-shape="id2" draw:start-glue-point="1" draw:end-shape="id6" draw:end-glue-point="0" svg:d="m12557 14208h7747v-6343h-3493v501" svg:viewBox="0 0 7748 63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05-25T23:02:43</dc:date>
    <meta:editing-duration>PT2M8S</meta:editing-duration>
    <meta:editing-cycles>3</meta:editing-cycles>
    <meta:generator>LibreOffice/4.0.0.3$Linux_x86 LibreOffice_project/7545bee9c2a0782548772a21bc84a9dcc583b89</meta:generator>
    <meta:document-statistic meta:object-count="17"/>
  </office:meta>
</office:document-meta>
</file>